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F0000000D4BDA95C5B49EA153D.png" manifest:media-type="image/png"/>
  <manifest:file-entry manifest:full-path="Pictures/2000003500000BB80000178B8464FC57EA41119C.wmf" manifest:media-type="image/x-wmf"/>
  <manifest:file-entry manifest:full-path="Pictures/100002010000009A000001479A9F07D397023815.png" manifest:media-type="image/png"/>
  <manifest:file-entry manifest:full-path="Pictures/200000120000086000000EAFAF31D133477B1336.wmf" manifest:media-type="image/x-wmf"/>
  <manifest:file-entry manifest:full-path="Pictures/1000500100000BD10000192181E180F9B6E0BFEC.svg" manifest:media-type="image/svg+xml"/>
  <manifest:file-entry manifest:full-path="Pictures/200000C60000138E0000083CE52552DECE13B6F4.wmf" manifest:media-type="image/x-wmf"/>
  <manifest:file-entry manifest:full-path="Pictures/200001230000138E00000DC3872C4E424A6047C7.wmf" manifest:media-type="image/x-wmf"/>
  <manifest:file-entry manifest:full-path="Pictures/10000201000003840000025A24A5580572040B2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eeeee" svg:stroke-opacity="0%" draw:fill-color="#eeeeee" draw:textarea-vertical-align="middle"/>
    </style:style>
    <style:style style:name="gr3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svg:stroke-color="#000000" draw:fill-color="#f58220" draw:textarea-horizontal-align="justify" draw:textarea-vertical-align="middle" draw:auto-grow-height="false" fo:min-height="0.45cm" fo:min-width="3.5cm"/>
    </style:style>
    <style:style style:name="gr7" style:family="graphic" style:parent-style-name="standard">
      <style:graphic-properties draw:stroke="none" svg:stroke-color="#000000" draw:fill="none" draw:fill-color="#ffffff" fo:min-height="1.737cm"/>
    </style:style>
    <style:style style:name="gr8" style:family="graphic" style:parent-style-name="standard">
      <style:graphic-properties draw:stroke="none" svg:stroke-color="#000000" draw:fill="none" draw:fill-color="#ffffff" fo:min-height="0.869cm"/>
    </style:style>
    <style:style style:name="gr9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10.336cm" fo:min-width="15.346cm" fo:padding-top="0.142cm" fo:padding-bottom="0.142cm" fo:padding-left="0.267cm" fo:padding-right="0.267cm"/>
    </style:style>
    <style:style style:name="gr10" style:family="graphic" style:parent-style-name="standard">
      <style:graphic-properties svg:stroke-width="0.053cm" svg:stroke-color="#ed1c24" draw:marker-start-width="0.279cm" draw:marker-end-width="0.279cm" draw:fill-color="#ffec00" draw:textarea-horizontal-align="justify" draw:textarea-vertical-align="middle" draw:auto-grow-height="false" fo:min-height="0.871cm" fo:min-width="3.49cm" fo:padding-top="0.151cm" fo:padding-bottom="0.151cm" fo:padding-left="0.276cm" fo:padding-right="0.276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53cm" svg:stroke-color="#ed1c24" draw:marker-start-width="0.279cm" draw:marker-end-width="0.279cm" draw:fill-color="#ffec00" draw:textarea-horizontal-align="justify" draw:textarea-vertical-align="middle" draw:auto-grow-height="false" fo:min-height="0.873cm" fo:min-width="3.54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58220"/>
      <style:paragraph-properties fo:text-align="center"/>
      <style:text-properties fo:color="#ffffff" style:font-name="Arial" fo:font-size="11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000000" style:font-name="Arial" fo:font-size="22pt" style:font-size-asian="22pt" style:font-size-complex="2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color="#000000" style:font-name="Arial" fo:font-size="22pt" style:font-size-asian="22pt" style:font-size-complex="22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-color="#ffec00"/>
      <style:paragraph-properties fo:text-align="start"/>
      <style:text-properties fo:color="#ed1c24" style:font-name="Arial" fo:font-size="28pt"/>
    </style:style>
    <style:style style:name="T1" style:family="text">
      <style:text-properties fo:color="#ffffff" style:font-name="Arial" fo:font-size="11pt"/>
    </style:style>
    <style:style style:name="T2" style:family="text">
      <style:text-properties fo:color="#000000" style:font-name="Arial" fo:font-size="22pt" style:font-size-asian="22pt" style:font-size-complex="22pt"/>
    </style:style>
    <style:style style:name="T3" style:family="text">
      <style:text-properties fo:color="#ed1c24" style:font-name="Arial"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5.874cm" svg:height="10.618cm" svg:x="12.2cm" svg:y="8.31cm">
            <draw:image xlink:href="Pictures/10000201000003840000025A24A5580572040B22.png" xlink:type="simple" xlink:show="embed" xlink:actuate="onLoad">
              <text:p/>
            </draw:image>
          </draw:frame>
          <draw:polygon draw:style-name="gr2" draw:text-style-name="P2" draw:layer="layout" svg:width="3.699cm" svg:height="2.599cm" svg:x="16.179cm" svg:y="8.34cm" svg:viewBox="0 0 3700 2600" draw:points="0,2000 400,2600 3700,0 2400,0">
            <text:p/>
          </draw:polygon>
          <draw:path draw:style-name="gr3" draw:text-style-name="P1" draw:layer="layout" svg:width="13.369cm" svg:height="6.986cm" draw:transform="rotate (0.616624824729597) translate (12.5312188358763cm 17.2725911092841cm)" svg:viewBox="0 0 13370 6987" svg:d="M0 83c14740-217 12530-557 13370 6904">
            <text:p/>
          </draw:path>
          <draw:frame draw:style-name="gr1" draw:text-style-name="P1" draw:layer="layout" svg:width="0.962cm" svg:height="0.397cm" draw:transform="skewX (-0.0251327412287184) rotate (-2.48901404626911) translate (19.58cm 11.994cm)">
            <draw:image xlink:href="Pictures/200000C60000138E0000083CE52552DECE13B6F4.wmf" xlink:type="simple" xlink:show="embed" xlink:actuate="onLoad">
              <text:p/>
            </draw:image>
          </draw:frame>
          <draw:line draw:style-name="gr4" draw:text-style-name="P1" draw:layer="layout" svg:x1="19.489cm" svg:y1="11.994cm" svg:x2="20.779cm" svg:y2="11.04cm">
            <text:p/>
          </draw:line>
          <draw:frame draw:style-name="gr1" draw:text-style-name="P1" draw:layer="layout" svg:width="0.966cm" svg:height="0.402cm" draw:transform="skewX (-0.00244346095279216) rotate (2.51746291307662) translate (25.358cm 10.867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4cm" svg:height="0.411cm" draw:transform="skewX (-0.0146607657167524) rotate (-2.97630997342593) translate (23.633cm 10.413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cm" svg:height="0.402cm" draw:transform="skewX (0.00244346095279206) rotate (-2.9229028983149) translate (22.61cm 10.598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73cm" svg:height="0.403cm" draw:transform="skewX (-0.0198967534727353) rotate (-2.76355433760782) translate (21.639cm 10.812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415388361974651) rotate (-2.50210401565907) translate (17.927cm 13.188cm)">
            <draw:image xlink:href="Pictures/200000C60000138E0000083CE52552DECE13B6F4.wmf" xlink:type="simple" xlink:show="embed" xlink:actuate="onLoad">
              <text:p/>
            </draw:image>
          </draw:frame>
          <draw:line draw:style-name="gr4" draw:text-style-name="P1" draw:layer="layout" svg:x1="17.833cm" svg:y1="13.18cm" svg:x2="18.733cm" svg:y2="12.526cm">
            <text:p/>
          </draw:line>
          <draw:frame draw:style-name="gr1" draw:text-style-name="P1" draw:layer="layout" svg:width="0.956cm" svg:height="0.398cm" draw:transform="skewX (-0.00244346095279216) rotate (-2.49634442912749) translate (16.301cm 14.373cm)">
            <draw:image xlink:href="Pictures/200000C60000138E0000083CE52552DECE13B6F4.wmf" xlink:type="simple" xlink:show="embed" xlink:actuate="onLoad">
              <text:p/>
            </draw:image>
          </draw:frame>
          <draw:line draw:style-name="gr4" draw:text-style-name="P1" draw:layer="layout" svg:x1="16.217cm" svg:y1="14.366cm" svg:x2="17.117cm" svg:y2="13.712cm">
            <text:p/>
          </draw:line>
          <draw:frame draw:style-name="gr1" draw:text-style-name="P1" draw:layer="layout" svg:width="0.302cm" svg:height="0.539cm" svg:x="15.297cm" svg:y="14.444cm">
            <draw:image xlink:href="Pictures/200000120000086000000EAFAF31D133477B1336.wmf" xlink:type="simple" xlink:show="embed" xlink:actuate="onLoad">
              <text:p/>
            </draw:image>
          </draw:frame>
          <draw:frame draw:style-name="gr1" draw:text-style-name="P1" draw:layer="layout" svg:width="0.302cm" svg:height="0.531cm" svg:x="18.576cm" svg:y="12.074cm">
            <draw:image xlink:href="Pictures/200000120000086000000EAFAF31D133477B1336.wmf" xlink:type="simple" xlink:show="embed" xlink:actuate="onLoad">
              <text:p/>
            </draw:image>
          </draw:frame>
          <draw:frame draw:style-name="gr1" draw:text-style-name="P1" draw:layer="layout" svg:width="0.956cm" svg:height="0.398cm" draw:transform="skewX (-0.00244346095279216) rotate (-2.49634442912749) translate (14.583cm 15.601cm)">
            <draw:image xlink:href="Pictures/200000C60000138E0000083CE52552DECE13B6F4.wmf" xlink:type="simple" xlink:show="embed" xlink:actuate="onLoad">
              <text:p/>
            </draw:image>
          </draw:frame>
          <draw:line draw:style-name="gr4" draw:text-style-name="P1" draw:layer="layout" svg:x1="14.499cm" svg:y1="15.594cm" svg:x2="15.399cm" svg:y2="14.94cm">
            <text:p/>
          </draw:line>
          <draw:frame draw:style-name="gr1" draw:text-style-name="P1" draw:layer="layout" svg:width="0.956cm" svg:height="0.398cm" draw:transform="skewX (-0.00244346095279216) rotate (-2.49634442912749) translate (13.198cm 16.611cm)">
            <draw:image xlink:href="Pictures/200000C60000138E0000083CE52552DECE13B6F4.wmf" xlink:type="simple" xlink:show="embed" xlink:actuate="onLoad">
              <text:p/>
            </draw:image>
          </draw:frame>
          <draw:line draw:style-name="gr4" draw:text-style-name="P1" draw:layer="layout" svg:x1="13.079cm" svg:y1="16.64cm" svg:x2="13.799cm" svg:y2="16.04cm">
            <text:p/>
          </draw:line>
          <draw:frame draw:style-name="gr1" draw:text-style-name="P1" draw:layer="layout" svg:width="0.302cm" svg:height="0.539cm" svg:x="12.14cm" svg:y="16.7cm">
            <draw:image xlink:href="Pictures/200000120000086000000EAFAF31D133477B1336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09) rotate (2.2478095436435) translate (26.173cm 12.118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09) rotate (2.2478095436435) translate (26.773cm 12.857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09) rotate (2.2478095436435) translate (27.384cm 13.64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56cm" svg:height="0.399cm" draw:transform="skewX (-0.00506145483078358) rotate (0.660956187730253) translate (13.866cm 17.658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56cm" svg:height="0.399cm" draw:transform="skewX (-0.00506145483078343) rotate (0.578925712886519) translate (14.668cm 17.052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56cm" svg:height="0.399cm" draw:transform="skewX (-0.00506145483078358) rotate (0.605454717516833) translate (15.416cm 16.544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415388361974651) rotate (-2.50210401565907) translate (17.927cm 13.188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31) rotate (0.639488637930722) translate (16.949cm 15.415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56cm" svg:height="0.399cm" draw:transform="skewX (-0.00506145483078343) rotate (0.674569755895808) translate (16.179cm 16.03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31) rotate (0.639488637930722) translate (17.749cm 14.821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31) rotate (0.639488637930722) translate (18.579cm 14.221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3) rotate (0.603709388264839) translate (19.389cm 13.678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29) rotate (0.578925712886519) translate (20.279cm 13.067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29) rotate (0.448549617762543) translate (21.219cm 12.478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29) rotate (0.237713844121628) translate (22.183cm 12.033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09) rotate (-0.893957642871496) translate (24.592cm 12.44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3) rotate (-0.13247049022637) translate (23.193cm 11.82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09) rotate (-0.893957642871496) translate (25.192cm 13.176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09) rotate (-0.893957642871496) translate (25.807cm 13.967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09) rotate (-0.893957642871496) translate (26.404cm 14.734cm)">
            <draw:image xlink:href="Pictures/200000C60000138E0000083CE52552DECE13B6F4.wmf" xlink:type="simple" xlink:show="embed" xlink:actuate="onLoad">
              <text:p/>
            </draw:image>
          </draw:frame>
          <draw:line draw:style-name="gr5" draw:text-style-name="P3" draw:layer="layout" svg:x1="25.779cm" svg:y1="10.74cm" svg:x2="24.079cm" svg:y2="12.64cm">
            <text:p/>
          </draw:line>
          <draw:custom-shape draw:style-name="gr6" draw:text-style-name="P4" draw:layer="layout" svg:width="4cm" svg:height="0.7cm" svg:x="20.723cm" svg:y="13.201cm">
            <text:p text:style-name="P3"><text:span text:style-name="T1">Fussgängerübergang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.151cm" svg:height="1.9cm" svg:x="19.128cm" svg:y="8.64cm">
            <draw:image xlink:href="Pictures/10000201000000F0000000D4BDA95C5B49EA153D.png" xlink:type="simple" xlink:show="embed" xlink:actuate="onLoad">
              <text:p/>
            </draw:image>
          </draw:frame>
          <draw:frame draw:style-name="gr7" draw:text-style-name="P6" draw:layer="layout" svg:width="3.1cm" svg:height="1.987cm" svg:x="12.199cm" svg:y="13.521cm">
            <draw:text-box>
              <text:p text:style-name="P5"><text:span text:style-name="T2">Mittlere</text:span></text:p>
              <text:p text:style-name="P5"><text:span text:style-name="T2">Brücke</text:span></text:p>
            </draw:text-box>
          </draw:frame>
          <draw:frame draw:style-name="gr8" draw:text-style-name="P8" draw:layer="layout" svg:width="4.682cm" svg:height="1.119cm" svg:x="23.308cm" svg:y="16.115cm">
            <draw:text-box>
              <text:p text:style-name="P7"><text:span text:style-name="T2">Rheingasse</text:span></text:p>
            </draw:text-box>
          </draw:frame>
          <draw:frame draw:style-name="gr8" draw:text-style-name="P6" draw:layer="layout" svg:width="5.146cm" svg:height="1.119cm" svg:x="21.269cm" svg:y="8.31cm">
            <draw:text-box>
              <text:p text:style-name="P5"><text:span text:style-name="T2">Greifengasse</text:span></text:p>
            </draw:text-box>
          </draw:frame>
          <draw:frame draw:style-name="gr1" draw:text-style-name="P1" draw:layer="layout" svg:width="0.97cm" svg:height="0.68cm" draw:transform="rotate (-3.11209658923109) translate (24.639cm 10.64cm)">
            <draw:image xlink:href="Pictures/200001230000138E00000DC3872C4E424A6047C7.wmf" xlink:type="simple" xlink:show="embed" xlink:actuate="onLoad">
              <text:p/>
            </draw:image>
          </draw:frame>
          <draw:custom-shape draw:style-name="gr9" draw:text-style-name="P9" draw:layer="layout" svg:width="15.88cm" svg:height="10.62cm" svg:x="12.199cm" svg:y="8.3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4.042cm" svg:height="1.173cm" svg:x="18.137cm" svg:y="17.167cm">
            <text:p text:style-name="P5"><text:span text:style-name="T3">Phase 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0.66cm" svg:height="1.4cm" svg:x="25.379cm" svg:y="9.24cm">
            <draw:image xlink:href="Pictures/1000500100000BD10000192181E180F9B6E0BFEC.svg" xlink:type="simple" xlink:show="embed" xlink:actuate="onLoad">
              <text:p/>
            </draw:image>
            <draw:image xlink:href="Pictures/100002010000009A000001479A9F07D397023815.png" xlink:type="simple" xlink:show="embed" xlink:actuate="onLoad"/>
          </draw:frame>
          <draw:frame draw:style-name="gr11" draw:text-style-name="P3" draw:layer="layout" svg:width="0.66cm" svg:height="1.4cm" svg:x="23.419cm" svg:y="11.14cm">
            <draw:image xlink:href="Pictures/1000500100000BD10000192181E180F9B6E0BFEC.svg" xlink:type="simple" xlink:show="embed" xlink:actuate="onLoad">
              <text:p/>
            </draw:image>
            <draw:image xlink:href="Pictures/100002010000009A000001479A9F07D397023815.png" xlink:type="simple" xlink:show="embed" xlink:actuate="onLoad"/>
          </draw:frame>
          <draw:frame draw:style-name="gr1" draw:text-style-name="P1" draw:layer="layout" svg:width="0.68cm" svg:height="1.4cm" svg:x="14.921cm" svg:y="16.852cm">
            <draw:image xlink:href="Pictures/2000003500000BB80000178B8464FC57EA41119C.wmf" xlink:type="simple" xlink:show="embed" xlink:actuate="onLoad">
              <text:p/>
            </draw:image>
          </draw:frame>
          <draw:frame draw:style-name="gr1" draw:text-style-name="P1" draw:layer="layout" svg:width="0.68cm" svg:height="1.4cm" svg:x="26.099cm" svg:y="14.44cm">
            <draw:image xlink:href="Pictures/2000003500000BB80000178B8464FC57EA41119C.wmf" xlink:type="simple" xlink:show="embed" xlink:actuate="onLoad">
              <text:p/>
            </draw:image>
          </draw:frame>
        </draw:g>
        <draw:g>
          <draw:frame draw:style-name="gr1" draw:text-style-name="P1" draw:layer="layout" svg:width="15.874cm" svg:height="10.618cm" svg:x="2.36cm" svg:y="1.97cm">
            <draw:image xlink:href="Pictures/10000201000003840000025A24A5580572040B22.png" xlink:type="simple" xlink:show="embed" xlink:actuate="onLoad">
              <text:p/>
            </draw:image>
          </draw:frame>
          <draw:polygon draw:style-name="gr2" draw:text-style-name="P2" draw:layer="layout" svg:width="3.699cm" svg:height="2.599cm" svg:x="6.339cm" svg:y="2cm" svg:viewBox="0 0 3700 2600" draw:points="0,2000 400,2600 3700,0 2400,0">
            <text:p/>
          </draw:polygon>
          <draw:path draw:style-name="gr3" draw:text-style-name="P1" draw:layer="layout" svg:width="13.369cm" svg:height="6.986cm" draw:transform="rotate (0.616624824729597) translate (2.69121883587633cm 10.9325911092841cm)" svg:viewBox="0 0 13370 6987" svg:d="M0 83c14740-217 12530-557 13370 6904">
            <text:p/>
          </draw:path>
          <draw:frame draw:style-name="gr1" draw:text-style-name="P1" draw:layer="layout" svg:width="0.962cm" svg:height="0.397cm" draw:transform="skewX (-0.0251327412287184) rotate (-2.48901404626911) translate (9.74cm 5.654cm)">
            <draw:image xlink:href="Pictures/200000C60000138E0000083CE52552DECE13B6F4.wmf" xlink:type="simple" xlink:show="embed" xlink:actuate="onLoad">
              <text:p/>
            </draw:image>
          </draw:frame>
          <draw:line draw:style-name="gr4" draw:text-style-name="P1" draw:layer="layout" svg:x1="9.649cm" svg:y1="5.654cm" svg:x2="10.939cm" svg:y2="4.8cm">
            <text:p/>
          </draw:line>
          <draw:frame draw:style-name="gr1" draw:text-style-name="P1" draw:layer="layout" svg:width="0.963cm" svg:height="0.409cm" draw:transform="skewX (-0.0415388361974651) rotate (-2.50210401565907) translate (8.087cm 6.848cm)">
            <draw:image xlink:href="Pictures/200000C60000138E0000083CE52552DECE13B6F4.wmf" xlink:type="simple" xlink:show="embed" xlink:actuate="onLoad">
              <text:p/>
            </draw:image>
          </draw:frame>
          <draw:line draw:style-name="gr4" draw:text-style-name="P1" draw:layer="layout" svg:x1="7.993cm" svg:y1="6.84cm" svg:x2="8.893cm" svg:y2="6.186cm">
            <text:p/>
          </draw:line>
          <draw:frame draw:style-name="gr1" draw:text-style-name="P1" draw:layer="layout" svg:width="0.956cm" svg:height="0.398cm" draw:transform="skewX (-0.00244346095279216) rotate (-2.49634442912749) translate (6.461cm 8.033cm)">
            <draw:image xlink:href="Pictures/200000C60000138E0000083CE52552DECE13B6F4.wmf" xlink:type="simple" xlink:show="embed" xlink:actuate="onLoad">
              <text:p/>
            </draw:image>
          </draw:frame>
          <draw:line draw:style-name="gr4" draw:text-style-name="P1" draw:layer="layout" svg:x1="6.377cm" svg:y1="8.026cm" svg:x2="7.277cm" svg:y2="7.372cm">
            <text:p/>
          </draw:line>
          <draw:frame draw:style-name="gr1" draw:text-style-name="P1" draw:layer="layout" svg:width="0.302cm" svg:height="0.539cm" svg:x="5.457cm" svg:y="8.104cm">
            <draw:image xlink:href="Pictures/200000120000086000000EAFAF31D133477B1336.wmf" xlink:type="simple" xlink:show="embed" xlink:actuate="onLoad">
              <text:p/>
            </draw:image>
          </draw:frame>
          <draw:frame draw:style-name="gr1" draw:text-style-name="P1" draw:layer="layout" svg:width="0.302cm" svg:height="0.531cm" svg:x="8.736cm" svg:y="5.734cm">
            <draw:image xlink:href="Pictures/200000120000086000000EAFAF31D133477B1336.wmf" xlink:type="simple" xlink:show="embed" xlink:actuate="onLoad">
              <text:p/>
            </draw:image>
          </draw:frame>
          <draw:frame draw:style-name="gr1" draw:text-style-name="P1" draw:layer="layout" svg:width="0.956cm" svg:height="0.398cm" draw:transform="skewX (-0.00244346095279216) rotate (-2.49634442912749) translate (4.743cm 9.261cm)">
            <draw:image xlink:href="Pictures/200000C60000138E0000083CE52552DECE13B6F4.wmf" xlink:type="simple" xlink:show="embed" xlink:actuate="onLoad">
              <text:p/>
            </draw:image>
          </draw:frame>
          <draw:line draw:style-name="gr4" draw:text-style-name="P1" draw:layer="layout" svg:x1="4.659cm" svg:y1="9.254cm" svg:x2="5.559cm" svg:y2="8.6cm">
            <text:p/>
          </draw:line>
          <draw:frame draw:style-name="gr1" draw:text-style-name="P1" draw:layer="layout" svg:width="0.956cm" svg:height="0.398cm" draw:transform="skewX (-0.00244346095279216) rotate (-2.49634442912749) translate (3.358cm 10.271cm)">
            <draw:image xlink:href="Pictures/200000C60000138E0000083CE52552DECE13B6F4.wmf" xlink:type="simple" xlink:show="embed" xlink:actuate="onLoad">
              <text:p/>
            </draw:image>
          </draw:frame>
          <draw:line draw:style-name="gr4" draw:text-style-name="P1" draw:layer="layout" svg:x1="3.239cm" svg:y1="10.3cm" svg:x2="3.959cm" svg:y2="9.7cm">
            <text:p/>
          </draw:line>
          <draw:frame draw:style-name="gr1" draw:text-style-name="P1" draw:layer="layout" svg:width="0.302cm" svg:height="0.539cm" svg:x="2.3cm" svg:y="10.36cm">
            <draw:image xlink:href="Pictures/200000120000086000000EAFAF31D133477B1336.wmf" xlink:type="simple" xlink:show="embed" xlink:actuate="onLoad">
              <text:p/>
            </draw:image>
          </draw:frame>
          <draw:frame draw:style-name="gr1" draw:text-style-name="P1" draw:layer="layout" svg:width="0.956cm" svg:height="0.399cm" draw:transform="skewX (-0.00506145483078365) rotate (0.896575636749487) translate (4.071cm 11.43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56cm" svg:height="0.399cm" draw:transform="skewX (-0.00506145483078365) rotate (0.896575636749487) translate (4.685cm 10.665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56cm" svg:height="0.399cm" draw:transform="skewX (-0.00506145483078365) rotate (0.896575636749487) translate (5.289cm 9.861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415388361974651) rotate (-2.50210401565907) translate (8.087cm 6.848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31) rotate (0.639488637930722) translate (6.687cm 8.434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56cm" svg:height="0.399cm" draw:transform="skewX (-0.00506145483078343) rotate (0.674569755895808) translate (5.927cm 9.074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31) rotate (0.639488637930722) translate (7.467cm 7.838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31) rotate (0.639488637930722) translate (8.239cm 7.275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31) rotate (0.639488637930722) translate (9.009cm 6.681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29) rotate (0.578925712886519) translate (9.791cm 6.122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29) rotate (0.448549617762543) translate (10.64cm 5.577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3) rotate (0.261799387799149) translate (11.511cm 5.137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3cm" svg:height="0.409cm" draw:transform="skewX (-0.039095375244673) translate (12.518cm 4.889cm)">
            <draw:image xlink:href="Pictures/200000C60000138E0000083CE52552DECE13B6F4.wmf" xlink:type="simple" xlink:show="embed" xlink:actuate="onLoad">
              <text:p/>
            </draw:image>
          </draw:frame>
          <draw:custom-shape draw:style-name="gr6" draw:text-style-name="P4" draw:layer="layout" svg:width="4cm" svg:height="0.7cm" svg:x="10.883cm" svg:y="6.861cm">
            <text:p text:style-name="P3"><text:span text:style-name="T1">Fussgängerübergang</text:span></text:p>
            <draw:enhanced-geometry svg:viewBox="0 0 21600 21600" draw:type="rectangle" draw:enhanced-path="M 0 0 L 21600 0 21600 21600 0 21600 0 0 Z N"/>
          </draw:custom-shape>
          <draw:frame draw:style-name="gr8" draw:text-style-name="P8" draw:layer="layout" svg:width="4.682cm" svg:height="1.119cm" svg:x="13.468cm" svg:y="9.775cm">
            <draw:text-box>
              <text:p text:style-name="P7"><text:span text:style-name="T2">Rheingasse</text:span></text:p>
            </draw:text-box>
          </draw:frame>
          <draw:frame draw:style-name="gr1" draw:text-style-name="P1" draw:layer="layout" svg:width="0.966cm" svg:height="0.402cm" draw:transform="skewX (-0.00244346095279209) rotate (2.2478095436435) translate (16.333cm 5.778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09) rotate (2.2478095436435) translate (16.933cm 6.517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09) rotate (2.2478095436435) translate (17.544cm 7.3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09) rotate (-0.893957642871496) translate (14.752cm 6.1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09) rotate (-0.893957642871496) translate (15.352cm 6.836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09) rotate (-0.893957642871496) translate (15.967cm 7.627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09) rotate (-0.893957642871496) translate (16.564cm 8.394cm)">
            <draw:image xlink:href="Pictures/200000C60000138E0000083CE52552DECE13B6F4.wmf" xlink:type="simple" xlink:show="embed" xlink:actuate="onLoad">
              <text:p/>
            </draw:image>
          </draw:frame>
          <draw:line draw:style-name="gr5" draw:text-style-name="P3" draw:layer="layout" svg:x1="15.939cm" svg:y1="4.4cm" svg:x2="14.239cm" svg:y2="6.3cm">
            <text:p/>
          </draw:line>
          <draw:frame draw:style-name="gr1" draw:text-style-name="P1" draw:layer="layout" svg:width="0.963cm" svg:height="0.409cm" draw:transform="skewX (-0.0390953752446731) rotate (-0.766374074550711) translate (13.72cm 4.91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6cm" svg:height="0.402cm" draw:transform="skewX (-0.00244346095279216) rotate (2.51746291307662) translate (15.519cm 4.528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4cm" svg:height="0.411cm" draw:transform="skewX (-0.0146607657167524) rotate (-2.97630997342593) translate (13.794cm 4.074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6cm" svg:height="0.402cm" draw:transform="skewX (0.00244346095279206) rotate (-2.9229028983149) translate (12.771cm 4.259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73cm" svg:height="0.403cm" draw:transform="skewX (-0.0198967534727353) rotate (-2.76355433760782) translate (11.8cm 4.473cm)">
            <draw:image xlink:href="Pictures/200000C60000138E0000083CE52552DECE13B6F4.wmf" xlink:type="simple" xlink:show="embed" xlink:actuate="onLoad">
              <text:p/>
            </draw:image>
          </draw:frame>
          <draw:frame draw:style-name="gr1" draw:text-style-name="P1" draw:layer="layout" svg:width="0.97cm" svg:height="0.68cm" draw:transform="rotate (-3.11209658923109) translate (14.8cm 4.301cm)">
            <draw:image xlink:href="Pictures/200001230000138E00000DC3872C4E424A6047C7.wmf" xlink:type="simple" xlink:show="embed" xlink:actuate="onLoad">
              <text:p/>
            </draw:image>
          </draw:frame>
          <draw:frame draw:style-name="gr1" draw:text-style-name="P1" draw:layer="layout" svg:width="2.151cm" svg:height="1.9cm" svg:x="9.288cm" svg:y="2.3cm">
            <draw:image xlink:href="Pictures/10000201000000F0000000D4BDA95C5B49EA153D.png" xlink:type="simple" xlink:show="embed" xlink:actuate="onLoad">
              <text:p/>
            </draw:image>
          </draw:frame>
          <draw:frame draw:style-name="gr7" draw:text-style-name="P6" draw:layer="layout" svg:width="3.1cm" svg:height="1.987cm" svg:x="2.359cm" svg:y="7.181cm">
            <draw:text-box>
              <text:p text:style-name="P5"><text:span text:style-name="T2">Mittlere</text:span></text:p>
              <text:p text:style-name="P5"><text:span text:style-name="T2">Brücke</text:span></text:p>
            </draw:text-box>
          </draw:frame>
          <draw:frame draw:style-name="gr8" draw:text-style-name="P6" draw:layer="layout" svg:width="5.146cm" svg:height="1.119cm" svg:x="11.429cm" svg:y="1.97cm">
            <draw:text-box>
              <text:p text:style-name="P5"><text:span text:style-name="T2">Greifengasse</text:span></text:p>
            </draw:text-box>
          </draw:frame>
          <draw:custom-shape draw:style-name="gr9" draw:text-style-name="P9" draw:layer="layout" svg:width="15.88cm" svg:height="10.62cm" svg:x="2.359cm" svg:y="1.97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4.1cm" svg:height="1.175cm" svg:x="8.299cm" svg:y="10.83cm">
            <text:p text:style-name="P5"><text:span text:style-name="T3">Phase 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3" draw:layer="layout" svg:width="0.66cm" svg:height="1.4cm" svg:x="15.539cm" svg:y="2.9cm">
            <draw:image xlink:href="Pictures/1000500100000BD10000192181E180F9B6E0BFEC.svg" xlink:type="simple" xlink:show="embed" xlink:actuate="onLoad">
              <text:p/>
            </draw:image>
            <draw:image xlink:href="Pictures/100002010000009A000001479A9F07D397023815.png" xlink:type="simple" xlink:show="embed" xlink:actuate="onLoad"/>
          </draw:frame>
          <draw:frame draw:style-name="gr11" draw:text-style-name="P3" draw:layer="layout" svg:width="0.66cm" svg:height="1.4cm" svg:x="13.579cm" svg:y="4.8cm">
            <draw:image xlink:href="Pictures/1000500100000BD10000192181E180F9B6E0BFEC.svg" xlink:type="simple" xlink:show="embed" xlink:actuate="onLoad">
              <text:p/>
            </draw:image>
            <draw:image xlink:href="Pictures/100002010000009A000001479A9F07D397023815.png" xlink:type="simple" xlink:show="embed" xlink:actuate="onLoad"/>
          </draw:frame>
          <draw:frame draw:style-name="gr1" draw:text-style-name="P1" draw:layer="layout" svg:width="0.68cm" svg:height="1.4cm" svg:x="5.081cm" svg:y="10.512cm">
            <draw:image xlink:href="Pictures/2000003500000BB80000178B8464FC57EA41119C.wmf" xlink:type="simple" xlink:show="embed" xlink:actuate="onLoad">
              <text:p/>
            </draw:image>
          </draw:frame>
          <draw:frame draw:style-name="gr1" draw:text-style-name="P1" draw:layer="layout" svg:width="0.68cm" svg:height="1.4cm" svg:x="16.259cm" svg:y="8.1cm">
            <draw:image xlink:href="Pictures/2000003500000BB80000178B8464FC57EA41119C.wmf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4T14:42:09.694861293</meta:creation-date>
    <dc:date>2019-10-31T07:25:44.857693606</dc:date>
    <meta:editing-duration>PT22M19S</meta:editing-duration>
    <meta:editing-cycles>2</meta:editing-cycles>
    <meta:generator>LibreOffice/5.4.5.1$MacOSX_X86_64 LibreOffice_project/79c9829dd5d8054ec39a82dc51cd9eff340dbee8</meta:generator>
    <meta:document-statistic meta:object-count="109"/>
  </office:meta>
</office:document-meta>
</file>